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83272" officeooo:paragraph-rsid="00083272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fo:font-weight="normal" officeooo:rsid="00083272" officeooo:paragraph-rsid="00083272" style:font-size-asian="10.5pt" style:font-weight-asian="normal" style:font-size-complex="12pt" style:font-weight-complex="normal"/>
    </style:style>
    <style:style style:name="P3" style:family="paragraph" style:parent-style-name="Standard" style:list-style-name="L3">
      <style:text-properties fo:font-size="12pt" fo:font-weight="normal" officeooo:rsid="00083272" officeooo:paragraph-rsid="000855d7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text-properties fo:font-size="12pt" fo:font-weight="normal" officeooo:rsid="000855d7" officeooo:paragraph-rsid="000855d7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officeooo:rsid="0008b9ff" officeooo:paragraph-rsid="0008b9f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8b9ff" officeooo:paragraph-rsid="0008b9f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a544e" officeooo:paragraph-rsid="000a544e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afb13" officeooo:paragraph-rsid="000afb1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083272" officeooo:paragraph-rsid="00083272" style:font-size-asian="10.5pt" style:font-weight-asian="bold" style:font-size-complex="12pt" style:font-weight-complex="bold"/>
    </style:style>
    <style:style style:name="T1" style:family="text">
      <style:text-properties fo:font-size="14pt" fo:font-weight="bold" officeooo:rsid="00083272" style:font-size-asian="14pt" style:font-weight-asian="bold" style:font-size-complex="14pt" style:font-weight-complex="bold"/>
    </style:style>
    <style:style style:name="T2" style:family="text">
      <style:text-properties officeooo:rsid="000855d7"/>
    </style:style>
    <style:style style:name="T3" style:family="text">
      <style:text-properties officeooo:rsid="000d51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7"/><text:span text:style-name="T1">SERVICE COMBINATION MATRIX FRAMEWORK</text:span></text:p>
      <text:p text:style-name="Standard"/>
      <text:p text:style-name="P1">This framework is used to combine two or more VNFDS(Virtual Network Function Descriptors) in to a single VNFD.</text:p>
      <text:p text:style-name="P1"/>
      <text:p text:style-name="P9">INPUTS REQUIRED:</text:p>
      <text:p text:style-name="P1"><text:s text:c="4"/></text:p>
      <text:list xml:id="list8580103256259380879" text:style-name="L1">
        <text:list-item>
          <text:p text:style-name="P2">A Network Service Descriptor(NSD) Template</text:p>
        </text:list-item>
        <text:list-item>
          <text:p text:style-name="P2">A set of <text:s/>Virtual Network Function Descriptors(vnfds)</text:p>
        </text:list-item>
        <text:list-item>
          <text:p text:style-name="P2">The path where these templates are placed</text:p>
        </text:list-item>
        <text:list-item>
          <text:p text:style-name="P8">The required service combinations</text:p>
          <text:p text:style-name="P2"/>
        </text:list-item>
      </text:list>
      <text:p text:style-name="P9">OUTPUT:</text:p>
      <text:p text:style-name="P1"><text:s text:c="2"/></text:p>
      <text:p text:style-name="P1"><text:s text:c="13"/>A NSD and a VNFD template which contains the required service combinations.</text:p>
      <text:p text:style-name="P1"/>
      <text:p text:style-name="P9">STEPS TO BE FOLLOWED:</text:p>
      <text:p text:style-name="P1"/>
      <text:list xml:id="list2848995929250245425" text:style-name="L3">
        <text:list-item>
          <text:p text:style-name="P3"><text:span text:style-name="T2">A python script name scm_parser is written which takes the templates path and a dictionary with network service name as key and list of service combinations as value.</text:span></text:p>
        </text:list-item>
        <text:list-item>
          <text:p text:style-name="P4">From the input the nsd template is processed and the necessary combinations of <text:s/>member-vnfs and member-vlds are done.</text:p>
        </text:list-item>
        <text:list-item>
          <text:p text:style-name="P3"><text:span text:style-name="T2">The vnfd template is processed and and the reuired combinations of vdus are done.</text:span></text:p>
        </text:list-item>
        <text:list-item>
          <text:p text:style-name="P5">The new templates are placed in a folder in a specified path.</text:p>
        </text:list-item>
        <text:list-item>
          <text:p text:style-name="P5">The folder is compressed in to a zip format and placed in the specified destination.</text:p>
        </text:list-item>
      </text:list>
      <text:p text:style-name="P6"/>
      <text:p text:style-name="P7">The final zip folder can be used as an argument for vnfsvc-template-upload command and a <text:span text:style-name="T3">Network Service</text:span> with required service combinations can be laun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1:21:51.612972181</meta:creation-date>
    <dc:date>2015-06-08T15:52:39.336968913</dc:date>
    <meta:editing-duration>PT4H26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19" meta:word-count="185" meta:character-count="1155" meta:non-whitespace-character-count="948"/>
  </office:meta>
</office:document-meta>
</file>